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imes New Roman"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7_RegEx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list xml:id="list4336766320310763392" text:style-name="L1">
        <text:list-header>
          <text:p text:style-name="P2"><text:s/></text:p>
        </text:list-header>
      </text:list>
      <text:p text:style-name="P1"/>
      <text:p text:style-name="P3"><text:tab/>1.Aufgabe </text:p>
      <text:p text:style-name="P3"><text:tab/></text:p>
      <text:p text:style-name="P3"><text:tab/>Ausgehend von der Datei 1formular.html <text:s/>führen Sie eine einfache Überprüfung mehrerer Eingabefelder Es <text:tab/>müssen alle mit einem (*) gekennzeichneten Formularfelder ausgefüllt werden.</text:p>
      <text:p text:style-name="P3"/>
      <text:p text:style-name="P3"><text:tab/>Insbesondere bei der eMail-Adresse möchte man hin und wieder überprüfen, ob es wirklich eine eMail-<text:tab/>Adresse ist. Über Sinn und Unsinn kann man sich darüber streiten, denn man kann nicht überprüfen, ob es sich <text:tab/>wirklich um eine gültige (d.h. aktive / registrierte) eMail-Adresse handelt.</text:p>
      <text:p text:style-name="P3"/>
      <text:p text:style-name="P3"/>
      <text:p text:style-name="P3"><text:s/><text:tab/>Mit dem String indexOf("@") wird überprüft, ob ein Zeichen in einer Zeichenkette vorkommt. In diesem Fall <text:tab/>wird nach dem "@" gesucht. Bleibt die Suche erfolglos, so wird dann -1 ausgegeben. Ist also die Suche nach <text:tab/>dem "@" erfolglos (if (f.eMail.value.indexOf("@") == -1)), wird der Fehler "- korrekte eMail-Adresse" <text:tab/>ausgegeben.</text:p>
      <text:p text:style-name="P3"/>
      <text:p text:style-name="P3"><text:s/><text:tab/>Zusätzlich besteht auch die Möglichkeit die o.g. Überpfüngen miteinander zu koppeln:</text:p>
      <text:p text:style-name="P3"><text:s/><text:tab/> 1. Überprüfung, ob im entsprechenden Feld eine Eingabe erfolgt</text:p>
      <text:p text:style-name="P3"><text:tab/> 2. Überprüfung, ob mehr als 7 Zeichen eingegeben wurden</text:p>
      <text:p text:style-name="P3"><text:tab/> 3. Überprüfung, ob die Eingabe ein "@" enthält</text:p>
      <text:p text:style-name="P3"><text:tab/> 4. Überprüfung, ob nach dem "@" ein Punkt folgt</text:p>
      <text:p text:style-name="P1"/>
      <text:p text:style-name="P1"><text:tab/>Neben der eMail-Adresse kann man natürlich auch eine Telefonnummer überprüfen. Hierbei sollte man sich <text:tab/>jedoch bewusst sein, welche Formen es gibt eine Telefonnummer anzugeben.Prüfen Sie ob die Telefonummer <text:tab/>nur aus Ziffern, /, Leerzeichen, -, +, ) oder ) besteht. </text:p>
      <text:p text:style-name="P1"><text:tab/><text:tab/></text:p>
      <text:p text:style-name="P1"><text:tab/>Hier sind Möglichkeiten: </text:p>
      <text:p text:style-name="P1"><text:s/></text:p>
      <text:p text:style-name="P1"><text:tab/>00491234567890 </text:p>
      <text:p text:style-name="P1"><text:s/><text:tab/>0049 123 456 78 90 </text:p>
      <text:p text:style-name="P1"><text:s/><text:tab/>+49 (123) 456 78 90 </text:p>
      <text:p text:style-name="P1"><text:s/><text:tab/>+49(0)123 456 78-90 </text:p>
      <text:p text:style-name="P1"><text:tab/>u.s.w.</text:p>
      <text:p text:style-name="P1"/>
      <text:p text:style-name="P1"><text:tab/>Nun werden die Zeichen überprüft, die erlaubt sind. Hier kommt charAt() zum Einsatz. Mit charAt wird ein <text:tab/>Zeichen zurückgeliefert, was sich an einer bestimmten Position befindet. Der Wert in der Klammer gibt die <text:tab/>Position an. In unserem Fall ist es die Variable i, dessen Position sich immer um eine Stelle verschiebt.</text:p>
      <text:p text:style-name="P1"><text:s/><text:tab/></text:p>
      <text:p text:style-name="P1"><text:tab/></text:p>
      <text:p text:style-name="P1"><text:s/><text:tab/></text:p>
      <text:p text:style-name="P1">Zusatzaufgabe:</text:p>
      <text:p text:style-name="P1"/>
      <text:p text:style-name="P1"><text:tab/>Setzen Sie Reguläre Ausdrücke ein um die Email und Telefonnummer zu prüfen.</text:p>
      <text:p text:style-name="P1"/>
      <text:p text:style-name="P1"><text:tab/>Regex Tester <text:a xlink:type="simple" xlink:href="https://regex101.com/" text:style-name="Internet_20_link" text:visited-style-name="Visited_20_Internet_20_Link">https://regex101.com/</text:a> <text:s/>kann hierbei hilfreich sein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6-04-12T22:47:30.05</dc:date>
    <dc:creator>Yvonne Fitzgerald</dc:creator>
    <meta:editing-duration>PT5H21M44S</meta:editing-duration>
    <meta:editing-cycles>37</meta:editing-cycles>
    <meta:generator>OpenOffice/4.1.1$Win32 OpenOffice.org_project/411m6$Build-9775</meta:generator>
    <meta:printed-by>Yvonne Fitzgerald</meta:printed-by>
    <meta:print-date>2016-04-05T12:19:04.46</meta:print-date>
    <meta:document-statistic meta:table-count="1" meta:image-count="0" meta:object-count="0" meta:page-count="1" meta:paragraph-count="34" meta:word-count="301" meta:character-count="2091"/>
  </office:meta>
</office:document-meta>
</file>